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tates that a state containing a result variable expression steps to a state with the expression from the first frame on the continuation stack, the frame's environment updated with the unbound frame variable mapping to the result variable's bound value, and the remainder of the continuation stack. <text:s/>In essence, it models returning from a function call, as well as returning from a case expression. <text:s/>The Let_Unit rule states that a let expression with a variable binding to the unit literal, steps to the next expression with the environment updated with a mapping from the bound variable to the unit value. <text:s/>The Let_Fst rule exemplifies how values are determined by looking up variable bindings in the environments of states and closures. <text:s/>The expression with variable binding to the Fst of a variable, <text:s/>steps to to the next expression, with the environment updated with a mapping from the let bound variable to a new value, which is the first value of a pair value, where the pair value is the bound to the to the Fst bindee's variable through the state's environment. <text:s/>The Let_Snd rule is similar. <text:s/>The Let_Case_Left rule states that a let expression bound to a Case bindee steps to the left expression of the bindee, with the environment updated with a mapping of the Left bound variable to a value that is mapped to by the variable within the Left bindee. <text:s/>The stack is updated with The let-binding variable and the let-expression's next expression, along with the original environment added to the front. <text:s/>The Let_Case_Right rule is similar. <text:s/>The Let_App rule states that a let-expression with variable binding to a function application steps to the expression in the body of the function abstraction, with a the function abstraction's environment updated with the abstractions function parameter bound to the function abstraction itself, and the abstraction's input parameter bound to argument variable's bound value. <text:s/>As with Let_Case_Left, and Let_Case_Right, the stack is updated with the let-binding variable and the let-expression's next expression, along with the original environment added to the fro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tates that a thread pool may step to the same thread pool updated with a path extended with a Down control label that maps to a state, where the path is a leaf in the original thread pool; it points to a state with a result expression and a nonempty continuation stack; the control label contains the unbound variable from the top of the continuation stack; and the state with the Result expression sequentially steps to the state of the updated thread pool. <text:s/>The Seq_Step rule <text:soft-page-break/>states that a thread pool may step to the same thread pool updated with a path extended with a Seq control label mapping to a state, where the path is a leaf in the thread pool, and it points to a state with a let expression; the let binding variable is also within the control label; the state containing the let expression sequentially steps to a new state with the same continuation stack; and that state is also the new state of the updated thread pool. <text:s/>The Seq_Step_Up rule states that a thread pool may step to the same thread pool updated with a path extended by an Up control label mapping to a state, where the path is a leaf in the thread pool and points to a state with a Let expression; that state sequentially steps to a state with the continuation stack updated with a frame at the front; the frame consists of the original state's let-binding variable, its Let expression's next expression and its environment; and the new state with the updated continuation stack is the new state of the updated thread pool. <text:s/>The Let_Chan rule states that a thread pool steps to the same thread pool updated with a path extended with a Seq control label mapping to a state, where the path is a leaf in the thread pool, and it points to a state with a let expression with a variable binding to channel generation; the control label consists of the let-binding variable; the state of the updated thread pool consists, the let expressions's next expression, the original state's environment updated with a mapping from the let-binding variable to a channel value consisting of the path and the let-binding variable. <text:s/>The Let_Spawn rule states that a thread pool may step to the same thread pool updated with two new paths, one consisting of an existing leaf path extended with a Seq control label, and one consisting of a the same path extend with a Spawn control label. <text:s/>The original path points to a let expression with a binding to a spawn. <text:s/>The Spawn extended path maps to a state with the expression within the spawn bindee, and an empty continuation stack; the Seq extended path maps to the let expression's next expression, and an environment updated with the let binding variable bound to the unit value. <text:s/>The Let_Sync rule states that a thread pool steps to the same thread pool updated with two new paths mapping to two new states. <text:s/>One new path is an extension of an existing leaf path that points to an expression with a binding to a sync on a variable bound to a send event, an the other new path is an extension of an existing leaf path that points to an expression with a binding to a sync on a variable bound to a receive event. <text:s/>The channel variables of both events are bound to the same channel. <text:s/>The value bound to the send event's message variable becomes mapped in the environment of the new state, which is associated with the recv event's path. <text:s/>The environment, for the state mapped to by the extension of the send event path, is updated with a mapping from the let binding variable to the unit value.</text:p>
      <text:p text:style-name="P22"/>
      <text:p text:style-name="P22"/>
      <text:p text:style-name="P21">Static Semantics</text:p>
      <text:p text:style-name="P21">Dynamic Communication Topology Classification</text:p>
      <text:p text:style-name="P21">Static Communication Topology Classification </text:p>
      <text:p text:style-name="P21"/>
      <text:p text:style-name="P22"/>
      <text:p text:style-name="P21"><text:soft-page-break/>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4T12:21:47</dc:date>
    <dc:creator>Thomas Logan</dc:creator>
    <meta:generator>OpenOffice/4.1.3$Unix OpenOffice.org_project/413m1$Build-9783</meta:generator>
    <meta:editing-duration>P33DT13H3M25S</meta:editing-duration>
    <meta:editing-cycles>544</meta:editing-cycles>
    <meta:document-statistic meta:table-count="0" meta:image-count="0" meta:object-count="0" meta:page-count="21" meta:paragraph-count="265" meta:word-count="9026" meta:character-count="54990"/>
  </office:meta>
</office:document-meta>
</file>